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6pt" fo:font-weight="bold" officeooo:rsid="001a4192" officeooo:paragraph-rsid="001a4192" style:font-size-asian="14pt" style:font-weight-asian="bold" style:font-size-complex="16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4pt" fo:font-weight="bold" officeooo:rsid="001a4192" officeooo:paragraph-rsid="001a4192" style:font-size-asian="14pt" style:font-weight-asian="bold" style:font-size-complex="16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4pt" fo:font-style="normal" fo:font-weight="bold" officeooo:rsid="00203ee7" officeooo:paragraph-rsid="00203ee7" style:font-size-asian="14pt" style:font-style-asian="normal" style:font-weight-asian="bold" style:font-size-complex="16pt" style:font-style-complex="normal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Liberation Serif" fo:font-size="14pt" fo:font-style="normal" fo:font-weight="bold" officeooo:rsid="0020e2f4" officeooo:paragraph-rsid="0021da29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4pt" fo:font-style="normal" fo:font-weight="bold" officeooo:rsid="0025592a" officeooo:paragraph-rsid="0025592a" style:font-size-asian="14pt" style:font-style-asian="normal" style:font-weight-asian="bold" style:font-size-complex="16pt" style:font-style-complex="normal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4pt" fo:font-style="normal" fo:font-weight="normal" officeooo:rsid="00222375" officeooo:paragraph-rsid="00222375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Liberation Serif" fo:font-size="14pt" fo:font-style="normal" fo:font-weight="normal" officeooo:rsid="0022ef5b" officeooo:paragraph-rsid="0022ef5b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1e6788" officeooo:paragraph-rsid="001e6788" style:font-size-asian="14pt" style:font-style-asian="normal" style:font-weight-asian="normal" style:font-size-complex="16pt" style:font-style-complex="normal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20e2f4" officeooo:paragraph-rsid="0020e2f4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bold" officeooo:rsid="001f3164" officeooo:paragraph-rsid="001f3164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bold" officeooo:rsid="0022ef5b" officeooo:paragraph-rsid="0022ef5b" style:font-size-asian="14pt" style:font-style-asian="normal" style:font-weight-asian="bold" style:font-size-complex="16pt" style:font-style-complex="normal" style:font-weight-complex="bold"/>
    </style:style>
    <style:style style:name="P12" style:family="paragraph" style:parent-style-name="Preformatted_20_Text" style:list-style-name="L1">
      <style:paragraph-properties fo:text-align="start" style:justify-single-word="false"/>
      <style:text-properties style:font-name="Liberation Serif" fo:font-size="12pt" fo:font-weight="normal" officeooo:rsid="001b1375" officeooo:paragraph-rsid="001b1375" style:font-size-asian="14pt" style:font-weight-asian="normal" style:font-size-complex="16pt" style:font-weight-complex="normal"/>
    </style:style>
    <style:style style:name="P13" style:family="paragraph" style:parent-style-name="Preformatted_20_Text" style:list-style-name="L2">
      <style:paragraph-properties fo:text-align="start" style:justify-single-word="false"/>
      <style:text-properties style:font-name="Liberation Serif" fo:font-size="12pt" fo:font-weight="normal" officeooo:rsid="001d0928" officeooo:paragraph-rsid="001d0928" style:font-size-asian="14pt" style:font-weight-asian="normal" style:font-size-complex="16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1b1375" officeooo:paragraph-rsid="001b1375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Preformatted_20_Text" style:list-style-name="L2">
      <style:paragraph-properties fo:text-align="start" style:justify-single-word="false"/>
      <style:text-properties style:font-name="Liberation Serif" fo:font-size="12pt" fo:font-style="normal" fo:font-weight="normal" officeooo:rsid="001e6788" officeooo:paragraph-rsid="001e6788" style:font-size-asian="14pt" style:font-style-asian="normal" style:font-weight-asian="normal" style:font-size-complex="16pt" style:font-style-complex="normal" style:font-weight-complex="normal"/>
    </style:style>
    <style:style style:name="P16" style:family="paragraph" style:parent-style-name="Preformatted_20_Text" style:list-style-name="L2">
      <style:paragraph-properties fo:text-align="start" style:justify-single-word="false"/>
      <style:text-properties style:font-name="Liberation Serif" fo:font-size="12pt" fo:font-style="normal" fo:font-weight="normal" officeooo:rsid="001f3164" officeooo:paragraph-rsid="001f3164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Preformatted_20_Text" style:list-style-name="L3">
      <style:paragraph-properties fo:text-align="start" style:justify-single-word="false"/>
      <style:text-properties style:font-name="Liberation Serif" fo:font-size="12pt" fo:font-style="normal" fo:font-weight="normal" officeooo:rsid="00203ee7" officeooo:paragraph-rsid="00203ee7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Preformatted_20_Text" style:list-style-name="L4">
      <style:paragraph-properties fo:text-align="start" style:justify-single-word="false"/>
      <style:text-properties style:font-name="Liberation Serif" fo:font-size="12pt" fo:font-style="normal" fo:font-weight="normal" officeooo:rsid="0020e2f4" officeooo:paragraph-rsid="0020e2f4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222375" officeooo:paragraph-rsid="00222375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22ef5b" officeooo:paragraph-rsid="0022ef5b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Preformatted_20_Text" style:list-style-name="L7">
      <style:paragraph-properties fo:text-align="start" style:justify-single-word="false"/>
      <style:text-properties style:font-name="Liberation Serif" fo:font-size="12pt" fo:font-style="normal" fo:font-weight="normal" officeooo:rsid="0024b3f2" officeooo:paragraph-rsid="0024b3f2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Preformatted_20_Text" style:list-style-name="L8">
      <style:paragraph-properties fo:text-align="start" style:justify-single-word="false"/>
      <style:text-properties style:font-name="Liberation Serif" fo:font-size="12pt" fo:font-style="normal" fo:font-weight="normal" officeooo:rsid="00270681" officeooo:paragraph-rsid="00270681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029e89f" officeooo:paragraph-rsid="0029e89f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Preformatted_20_Text" style:list-style-name="L9">
      <style:paragraph-properties fo:text-align="start" style:justify-single-word="false"/>
      <style:text-properties style:font-name="Liberation Serif" fo:font-size="12pt" fo:font-style="normal" fo:font-weight="normal" officeooo:rsid="002f2a79" officeooo:paragraph-rsid="002f2a79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Preformatted_20_Text" style:list-style-name="L9">
      <style:paragraph-properties fo:text-align="start" style:justify-single-word="false"/>
      <style:text-properties style:font-name="Liberation Serif" fo:font-size="12pt" fo:font-style="normal" fo:font-weight="normal" officeooo:rsid="00309570" officeooo:paragraph-rsid="00309570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Preformatted_20_Text" style:list-style-name="L13">
      <style:paragraph-properties fo:text-align="start" style:justify-single-word="false"/>
      <style:text-properties style:font-name="Liberation Serif" fo:font-size="12pt" fo:font-style="normal" fo:font-weight="normal" officeooo:rsid="00352ded" officeooo:paragraph-rsid="00352ded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01e6788" officeooo:paragraph-rsid="001e6788" style:font-size-asian="14pt" style:font-style-asian="italic" style:font-weight-asian="normal" style:font-size-complex="16pt" style:font-style-complex="italic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0203ee7" officeooo:paragraph-rsid="00203ee7" style:font-size-asian="14pt" style:font-style-asian="italic" style:font-weight-asian="normal" style:font-size-complex="16pt" style:font-style-complex="italic" style:font-weight-complex="normal"/>
    </style:style>
    <style:style style:name="P29" style:family="paragraph" style:parent-style-name="Preformatted_20_Text" style:list-style-name="L9">
      <style:paragraph-properties fo:text-align="start" style:justify-single-word="false"/>
      <style:text-properties style:font-name="Liberation Serif" fo:font-size="12pt" fo:font-style="italic" fo:font-weight="normal" officeooo:rsid="002f2a79" officeooo:paragraph-rsid="002f2a79" style:font-size-asian="14pt" style:font-style-asian="italic" style:font-weight-asian="normal" style:font-size-complex="16pt" style:font-style-complex="italic" style:font-weight-complex="normal"/>
    </style:style>
    <style:style style:name="P30" style:family="paragraph" style:parent-style-name="Preformatted_20_Text" style:list-style-name="L9">
      <style:paragraph-properties fo:text-align="start" style:justify-single-word="false"/>
      <style:text-properties style:font-name="Liberation Serif" fo:font-size="12pt" fo:font-style="italic" fo:font-weight="normal" officeooo:rsid="00309570" officeooo:paragraph-rsid="00309570" style:font-size-asian="14pt" style:font-style-asian="italic" style:font-weight-asian="normal" style:font-size-complex="16pt" style:font-style-complex="italic" style:font-weight-complex="normal"/>
    </style:style>
    <style:style style:name="P31" style:family="paragraph" style:parent-style-name="Preformatted_20_Text" style:list-style-name="L11">
      <style:paragraph-properties fo:text-align="start" style:justify-single-word="false"/>
      <style:text-properties style:font-name="Liberation Serif" fo:font-size="12pt" fo:font-style="italic" fo:font-weight="normal" officeooo:rsid="00326cc9" officeooo:paragraph-rsid="00326cc9" style:font-size-asian="14pt" style:font-style-asian="italic" style:font-weight-asian="normal" style:font-size-complex="16pt" style:font-style-complex="italic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0326cc9" officeooo:paragraph-rsid="00326cc9" style:font-size-asian="14pt" style:font-style-asian="italic" style:font-weight-asian="normal" style:font-size-complex="16pt" style:font-style-complex="italic" style:font-weight-complex="normal"/>
    </style:style>
    <style:style style:name="P33" style:family="paragraph" style:parent-style-name="Preformatted_20_Text" style:list-style-name="L12">
      <style:paragraph-properties fo:text-align="start" style:justify-single-word="false"/>
      <style:text-properties style:font-name="Liberation Serif" fo:font-size="12pt" fo:font-style="italic" fo:font-weight="normal" officeooo:rsid="00333f6e" officeooo:paragraph-rsid="00333f6e" style:font-size-asian="14pt" style:font-style-asian="italic" style:font-weight-asian="normal" style:font-size-complex="16pt" style:font-style-complex="italic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normal" officeooo:rsid="00333f6e" officeooo:paragraph-rsid="00333f6e" style:font-size-asian="14pt" style:font-style-asian="italic" style:font-weight-asian="normal" style:font-size-complex="16pt" style:font-style-complex="italic" style:font-weight-complex="normal"/>
    </style:style>
    <style:style style:name="P35" style:family="paragraph" style:parent-style-name="Preformatted_20_Text" style:list-style-name="L13">
      <style:paragraph-properties fo:text-align="start" style:justify-single-word="false"/>
      <style:text-properties style:font-name="Liberation Serif" fo:font-size="12pt" fo:font-style="italic" fo:font-weight="normal" officeooo:rsid="00333f6e" officeooo:paragraph-rsid="00333f6e" style:font-size-asian="14pt" style:font-style-asian="italic" style:font-weight-asian="normal" style:font-size-complex="16pt" style:font-style-complex="italic" style:font-weight-complex="normal"/>
    </style:style>
    <style:style style:name="P36" style:family="paragraph" style:parent-style-name="Preformatted_20_Text" style:list-style-name="L11">
      <style:paragraph-properties fo:text-align="start" style:justify-single-word="false"/>
      <style:text-properties style:font-name="Liberation Serif" fo:font-size="12pt" fo:font-style="italic" fo:font-weight="normal" officeooo:rsid="00352ded" officeooo:paragraph-rsid="00352ded" style:font-size-asian="14pt" style:font-style-asian="italic" style:font-weight-asian="normal" style:font-size-complex="16pt" style:font-style-complex="italic" style:font-weight-complex="normal"/>
    </style:style>
    <style:style style:name="P37" style:family="paragraph" style:parent-style-name="Preformatted_20_Text" style:list-style-name="L9">
      <style:paragraph-properties fo:text-align="start" style:justify-single-word="false"/>
      <style:text-properties style:font-name="Liberation Serif" fo:font-size="12pt" fo:font-style="italic" fo:font-weight="bold" officeooo:rsid="00309570" officeooo:paragraph-rsid="00309570" style:font-size-asian="14pt" style:font-style-asian="italic" style:font-weight-asian="bold" style:font-size-complex="16pt" style:font-style-complex="italic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style:font-name="Liberation Serif" fo:font-size="12pt" fo:font-style="italic" fo:font-weight="bold" officeooo:rsid="00309570" officeooo:paragraph-rsid="00309570" style:font-size-asian="14pt" style:font-style-asian="italic" style:font-weight-asian="bold" style:font-size-complex="16pt" style:font-style-complex="italic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style:font-name="Liberation Serif" fo:font-size="14pt" fo:font-style="normal" fo:font-weight="bold" officeooo:rsid="001b1375" officeooo:paragraph-rsid="001b1375" style:font-size-asian="14pt" style:font-style-asian="normal" style:font-weight-asian="bold" style:font-size-complex="16pt" style:font-style-complex="normal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style:font-name="Liberation Serif" fo:font-size="14pt" fo:font-style="normal" fo:font-weight="bold" officeooo:rsid="002cf016" officeooo:paragraph-rsid="002cf016" style:font-size-asian="14pt" style:font-style-asian="normal" style:font-weight-asian="bold" style:font-size-complex="16pt" style:font-style-complex="normal" style:font-weight-complex="bold"/>
    </style:style>
    <style:style style:name="P41" style:family="paragraph" style:parent-style-name="Preformatted_20_Text" style:list-style-name="L5">
      <style:paragraph-properties fo:text-align="start" style:justify-single-word="false"/>
      <style:text-properties style:font-name="Liberation Serif" fo:font-size="14pt" fo:font-style="normal" fo:font-weight="normal" officeooo:rsid="00222375" officeooo:paragraph-rsid="00222375" style:font-size-asian="14pt" style:font-style-asian="normal" style:font-weight-asian="normal" style:font-size-complex="16pt" style:font-style-complex="normal" style:font-weight-complex="normal"/>
    </style:style>
    <style:style style:name="P42" style:family="paragraph" style:parent-style-name="Preformatted_20_Text" style:list-style-name="L5">
      <style:paragraph-properties fo:text-align="start" style:justify-single-word="false"/>
      <style:text-properties style:font-name="Liberation Serif" fo:font-size="14pt" fo:font-style="normal" fo:font-weight="normal" officeooo:rsid="0024b3f2" officeooo:paragraph-rsid="0024b3f2" style:font-size-asian="14pt" style:font-style-asian="normal" style:font-weight-asian="normal" style:font-size-complex="16pt" style:font-style-complex="normal" style:font-weight-complex="normal"/>
    </style:style>
    <style:style style:name="P43" style:family="paragraph" style:parent-style-name="Preformatted_20_Text" style:list-style-name="L6">
      <style:paragraph-properties fo:text-align="start" style:justify-single-word="false"/>
      <style:text-properties style:font-name="Liberation Serif" fo:font-size="14pt" fo:font-style="normal" fo:font-weight="normal" officeooo:rsid="0024b3f2" officeooo:paragraph-rsid="0024b3f2" style:font-size-asian="14pt" style:font-style-asian="normal" style:font-weight-asian="normal" style:font-size-complex="16pt" style:font-style-complex="normal" style:font-weight-complex="normal"/>
    </style:style>
    <style:style style:name="P44" style:family="paragraph" style:parent-style-name="Preformatted_20_Text" style:list-style-name="L7">
      <style:paragraph-properties fo:text-align="start" style:justify-single-word="false"/>
      <style:text-properties style:font-name="Liberation Serif" fo:font-size="14pt" fo:font-style="normal" fo:font-weight="normal" officeooo:rsid="0024b3f2" officeooo:paragraph-rsid="0024b3f2" style:font-size-asian="14pt" style:font-style-asian="normal" style:font-weight-asian="normal" style:font-size-complex="16pt" style:font-style-complex="normal" style:font-weight-complex="normal"/>
    </style:style>
    <style:style style:name="P45" style:family="paragraph" style:parent-style-name="Preformatted_20_Text" style:list-style-name="L6">
      <style:paragraph-properties fo:text-align="start" style:justify-single-word="false"/>
      <style:text-properties style:font-name="Liberation Serif" fo:font-size="14pt" fo:font-style="normal" fo:font-weight="normal" officeooo:rsid="0022ef5b" officeooo:paragraph-rsid="0022ef5b" style:font-size-asian="14pt" style:font-style-asian="normal" style:font-weight-asian="normal" style:font-size-complex="16pt" style:font-style-complex="normal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style:font-name="Liberation Serif" fo:font-size="14pt" fo:font-style="italic" fo:font-weight="bold" officeooo:rsid="00309570" officeooo:paragraph-rsid="00309570" style:font-size-asian="14pt" style:font-style-asian="italic" style:font-weight-asian="bold" style:font-size-complex="16pt" style:font-style-complex="italic" style:font-weight-complex="bold"/>
    </style:style>
    <style:style style:name="P47" style:family="paragraph" style:parent-style-name="Preformatted_20_Text" style:list-style-name="L8">
      <style:paragraph-properties fo:text-align="start" style:justify-single-word="false"/>
      <style:text-properties officeooo:paragraph-rsid="00270681"/>
    </style:style>
    <style:style style:name="P48" style:family="paragraph" style:parent-style-name="Preformatted_20_Text" style:list-style-name="L8">
      <style:paragraph-properties fo:text-align="start" style:justify-single-word="false"/>
      <style:text-properties officeooo:paragraph-rsid="0029e89f"/>
    </style:style>
    <style:style style:name="P49" style:family="paragraph" style:parent-style-name="Preformatted_20_Text" style:list-style-name="L8">
      <style:paragraph-properties fo:text-align="start" style:justify-single-word="false"/>
      <style:text-properties officeooo:rsid="00270681" officeooo:paragraph-rsid="00270681"/>
    </style:style>
    <style:style style:name="P50" style:family="paragraph" style:parent-style-name="Preformatted_20_Text" style:list-style-name="L8">
      <style:paragraph-properties fo:text-align="start" style:justify-single-word="false"/>
      <style:text-properties officeooo:rsid="00296044" officeooo:paragraph-rsid="0029e89f"/>
    </style:style>
    <style:style style:name="P51" style:family="paragraph" style:parent-style-name="Preformatted_20_Text" style:list-style-name="L8">
      <style:paragraph-properties fo:text-align="start" style:justify-single-word="false"/>
      <style:text-properties fo:font-style="normal" officeooo:rsid="00296044" officeooo:paragraph-rsid="0029e89f" style:font-style-asian="normal" style:font-style-complex="normal"/>
    </style:style>
    <style:style style:name="P52" style:family="paragraph" style:parent-style-name="Preformatted_20_Text" style:list-style-name="L8">
      <style:paragraph-properties fo:text-align="start" style:justify-single-word="false"/>
      <style:text-properties officeooo:rsid="0029e89f" officeooo:paragraph-rsid="0029e89f"/>
    </style:style>
    <style:style style:name="P53" style:family="paragraph" style:parent-style-name="Preformatted_20_Text" style:list-style-name="L8">
      <style:paragraph-properties fo:text-align="start" style:justify-single-word="false"/>
      <style:text-properties fo:font-style="italic" fo:font-weight="bold" officeooo:rsid="00352ded" officeooo:paragraph-rsid="00352ded" style:font-style-asian="italic" style:font-weight-asian="bold" style:font-style-complex="italic" style:font-weight-complex="bold"/>
    </style:style>
    <style:style style:name="P54" style:family="paragraph" style:parent-style-name="Preformatted_20_Text" style:list-style-name="L8">
      <style:paragraph-properties fo:text-align="start" style:justify-single-word="false"/>
      <style:text-properties fo:font-style="italic" fo:font-weight="bold" officeooo:rsid="0035bcb6" officeooo:paragraph-rsid="0035bcb6" style:font-style-asian="italic" style:font-weight-asian="bold" style:font-style-complex="italic" style:font-weight-complex="bold"/>
    </style:style>
    <style:style style:name="P55" style:family="paragraph" style:parent-style-name="Preformatted_20_Text">
      <style:paragraph-properties fo:text-align="start" style:justify-single-word="false"/>
      <style:text-properties fo:font-style="italic" fo:font-weight="bold" officeooo:rsid="0035bcb6" officeooo:paragraph-rsid="0035bcb6" style:font-style-asian="italic" style:font-weight-asian="bold" style:font-style-complex="italic" style:font-weight-complex="bold"/>
    </style:style>
    <style:style style:name="P56" style:family="paragraph" style:parent-style-name="Preformatted_20_Text" style:list-style-name="L14">
      <style:paragraph-properties fo:text-align="start" style:justify-single-word="false"/>
      <style:text-properties fo:font-style="italic" fo:font-weight="bold" officeooo:rsid="0036d3ae" officeooo:paragraph-rsid="0036d3ae" style:font-style-asian="italic" style:font-weight-asian="bold" style:font-style-complex="italic" style:font-weight-complex="bold"/>
    </style:style>
    <style:style style:name="P57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fo:font-weight="bold" officeooo:rsid="00276fca" officeooo:paragraph-rsid="0029e89f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09570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/>
    </style:style>
    <style:style style:name="T11" style:family="text">
      <style:text-properties fo:font-size="12pt" officeooo:rsid="00213b70"/>
    </style:style>
    <style:style style:name="T12" style:family="text">
      <style:text-properties fo:font-size="12pt" officeooo:rsid="0021da29"/>
    </style:style>
    <style:style style:name="T13" style:family="text">
      <style:text-properties fo:font-size="12pt" fo:font-weight="bold" style:font-weight-asian="bold" style:font-weight-complex="bold"/>
    </style:style>
    <style:style style:name="T14" style:family="text">
      <style:text-properties fo:font-size="12pt" officeooo:rsid="0024b3f2"/>
    </style:style>
    <style:style style:name="T15" style:family="text">
      <style:text-properties fo:font-size="12pt" fo:font-style="italic" style:font-style-asian="italic" style:font-style-complex="italic"/>
    </style:style>
    <style:style style:name="T16" style:family="text">
      <style:text-properties style:font-name="Liberation Serif" fo:font-size="12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officeooo:rsid="00270681" style:font-size-asian="14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296044" style:font-size-asian="14pt" style:font-style-asian="normal" style:font-weight-asian="normal" style:font-size-complex="16pt" style:font-style-complex="normal" style:font-weight-complex="normal"/>
    </style:style>
    <style:style style:name="T19" style:family="text">
      <style:text-properties style:font-name="Liberation Serif" fo:font-size="12pt" fo:font-style="normal" fo:font-weight="normal" style:font-name-asian="Noto Sans Mono CJK SC" style:font-size-asian="14pt" style:font-style-asian="normal" style:font-weight-asian="normal" style:font-name-complex="Liberation Mono" style:font-size-complex="16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270681" style:font-name-asian="Noto Sans Mono CJK SC" style:font-size-asian="14pt" style:font-style-asian="normal" style:font-weight-asian="normal" style:font-name-complex="Liberation Mono" style:font-size-complex="16pt" style:font-style-complex="normal" style:font-weight-complex="normal"/>
    </style:style>
    <style:style style:name="T21" style:family="text">
      <style:text-properties style:font-name="Liberation Serif" fo:font-size="12pt" fo:font-style="normal" fo:font-weight="normal" officeooo:rsid="00296044" style:font-name-asian="Noto Sans Mono CJK SC" style:font-size-asian="14pt" style:font-style-asian="normal" style:font-weight-asian="normal" style:font-name-complex="Liberation Mono" style:font-size-complex="16pt" style:font-style-complex="normal" style:font-weight-complex="normal"/>
    </style:style>
    <style:style style:name="T22" style:family="text">
      <style:text-properties style:font-name="Liberation Serif" fo:font-size="12pt" fo:font-style="normal" style:font-size-asian="14pt" style:font-style-asian="normal" style:font-size-complex="16pt" style:font-style-complex="normal"/>
    </style:style>
    <style:style style:name="T23" style:family="text">
      <style:text-properties style:font-name="Liberation Serif" fo:font-size="12pt" fo:font-style="italic" fo:font-weight="normal" style:font-size-asian="14pt" style:font-style-asian="italic" style:font-weight-asian="normal" style:font-size-complex="16pt" style:font-style-complex="italic" style:font-weight-complex="normal"/>
    </style:style>
    <style:style style:name="T24" style:family="text">
      <style:text-properties style:font-name="Liberation Serif" fo:font-size="12pt" fo:font-style="italic" fo:font-weight="normal" style:font-name-asian="Noto Sans Mono CJK SC" style:font-size-asian="14pt" style:font-style-asian="italic" style:font-weight-asian="normal" style:font-name-complex="Liberation Mono" style:font-size-complex="16pt" style:font-style-complex="italic" style:font-weight-complex="normal"/>
    </style:style>
    <style:style style:name="T25" style:family="text">
      <style:text-properties style:font-name="Liberation Serif" fo:font-size="12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26" style:family="text">
      <style:text-properties style:font-name="Liberation Serif" fo:font-size="12pt" fo:font-style="italic" fo:font-weight="bold" style:font-name-asian="Noto Sans Mono CJK SC" style:font-size-asian="14pt" style:font-style-asian="italic" style:font-weight-asian="bold" style:font-name-complex="Liberation Mono" style:font-size-complex="16pt" style:font-style-complex="italic" style:font-weight-complex="bold"/>
    </style:style>
    <style:style style:name="T27" style:family="text">
      <style:text-properties style:font-name="Liberation Serif" fo:font-size="12pt" fo:font-weight="normal" style:font-name-asian="Noto Sans Mono CJK SC" style:font-size-asian="14pt" style:font-weight-asian="normal" style:font-name-complex="Liberation Mono" style:font-size-complex="16pt" style:font-weight-complex="normal"/>
    </style:style>
    <style:style style:name="T28" style:family="text">
      <style:text-properties style:font-name="Liberation Serif" fo:font-size="12pt" fo:font-weight="normal" officeooo:rsid="0029e89f" style:font-name-asian="Noto Sans Mono CJK SC" style:font-size-asian="14pt" style:font-weight-asian="normal" style:font-name-complex="Liberation Mono" style:font-size-complex="16pt" style:font-weight-complex="normal"/>
    </style:style>
    <style:style style:name="T29" style:family="text">
      <style:text-properties style:font-name="Liberation Serif" fo:font-size="12pt" fo:font-weight="normal" style:font-size-asian="14pt" style:font-weight-asian="normal" style:font-size-complex="16pt" style:font-weight-complex="normal"/>
    </style:style>
    <style:style style:name="T30" style:family="text">
      <style:text-properties style:font-name="Liberation Serif" fo:font-size="12pt" fo:font-weight="bold" style:font-name-asian="Noto Sans Mono CJK SC" style:font-size-asian="14pt" style:font-weight-asian="bold" style:font-name-complex="Liberation Mono" style:font-size-complex="16pt" style:font-weight-complex="bold"/>
    </style:style>
    <style:style style:name="T31" style:family="text">
      <style:text-properties style:font-name="Liberation Serif" fo:font-size="12pt" style:font-size-asian="14pt" style:font-size-complex="16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 Oriented Programming</text:p>
      <text:p text:style-name="P2"/>
      <text:list xml:id="list3833906862" text:style-name="L1">
        <text:list-item>
          <text:p text:style-name="P12">Ruby is an object-oriented programming language which means it is built on constructs called <text:span text:style-name="T1">objects</text:span><text:span text:style-name="T4">. Objects can have methods and attributes.</text:span></text:p>
          <text:list>
            <text:list-item>
              <text:p text:style-name="P12"><text:span text:style-name="T4">ex. </text:span><text:span text:style-name="T1">"Matz".length | </text:span><text:span text:style-name="T4">'Matz' is an instance of the String object and </text:span><text:span text:style-name="T1">#.length</text:span><text:span text:style-name="T4"> is a method within the String object.</text:span></text:p>
            </text:list-item>
          </text:list>
        </text:list-item>
      </text:list>
      <text:p text:style-name="P14"/>
      <text:p text:style-name="P39">Class Syntax</text:p>
      <text:list xml:id="list1287231874" text:style-name="L2">
        <text:list-item>
          <text:p text:style-name="P13"><text:span text:style-name="T4">A basic class consists of only the </text:span><text:span text:style-name="T1">class</text:span><text:span text:style-name="T4"> keyword and the </text:span><text:span text:style-name="T1">class </text:span><text:span text:style-name="T4">name.</text:span></text:p>
          <text:list>
            <text:list-item>
              <text:p text:style-name="P13"><text:span text:style-name="T4">ex. </text:span><text:span text:style-name="T1">class NewClass</text:span></text:p>
            </text:list-item>
          </text:list>
        </text:list-item>
        <text:list-item>
          <text:p text:style-name="P15">A class has the ability to create new Ruby objects of a class. (e.g a new instance of NewClass)</text:p>
          <text:list>
            <text:list-item>
              <text:p text:style-name="P15">By convention, class names uses the CamelCase style and starts with a capital letter.</text:p>
            </text:list-item>
          </text:list>
        </text:list-item>
      </text:list>
      <text:p text:style-name="P8"/>
      <text:list xml:id="list221940269230215" text:continue-numbering="true" text:style-name="L2">
        <text:list-item>
          <text:p text:style-name="P15">The <text:span text:style-name="T1">initialize</text:span> method within a class acts as a constructor, which sets default values for the class.</text:p>
          <text:list>
            <text:list-item>
              <text:p text:style-name="P16">Giving initialize parameters will require those parameters when creating a new instance of the class.</text:p>
              <text:list>
                <text:list-item>
                  <text:p text:style-name="P16">ex. <text:span text:style-name="T1">def initialize(name) | @name = name | end</text:span></text:p>
                </text:list-item>
              </text:list>
            </text:list-item>
          </text:list>
        </text:list-item>
        <text:list-item>
          <text:p text:style-name="P15">When creating variables, you can use an &lt; <text:span text:style-name="T9">@</text:span> &gt; sign before the variable name to signify an instance variable. An instance variable is attached to the instance of the class.</text:p>
          <text:list>
            <text:list-item>
              <text:p text:style-name="P15">ex.<text:span text:style-name="T1"> @variable = value</text:span></text:p>
            </text:list-item>
          </text:list>
        </text:list-item>
      </text:list>
      <text:p text:style-name="P27"/>
      <text:p text:style-name="P10">Creating an Instance of a Class</text:p>
      <text:list xml:id="list1195464483" text:style-name="L3">
        <text:list-item>
          <text:p text:style-name="P17">Creating an instance of a class can be done with <text:span text:style-name="T1">#.new </text:span>method. </text:p>
          <text:list>
            <text:list-item>
              <text:p text:style-name="P17">ex. <text:span text:style-name="T1">new_instance = NewClass.new("string")</text:span></text:p>
            </text:list-item>
          </text:list>
        </text:list-item>
      </text:list>
      <text:p text:style-name="P28"/>
      <text:p text:style-name="P3">Scope</text:p>
      <text:list xml:id="list2417532347" text:style-name="L4">
        <text:list-item>
          <text:p text:style-name="P18">Scope is the context for which a variable is available. There are different scopes in a program: global, instance, class, local.</text:p>
        </text:list-item>
        <text:list-item>
          <text:p text:style-name="P18">Each layer may contain variables which can be accessed from different layers depending on the variable type. Depending on the prefix of a variable ($, @, @@), these variables can be used in lower layers.</text:p>
        </text:list-item>
      </text:list>
      <text:p text:style-name="P9"/>
      <text:p text:style-name="P4">Variables</text:p>
      <text:p text:style-name="P4"><text:span text:style-name="T12"><text:tab/></text:span><text:span text:style-name="T11">Class Variables</text:span></text:p>
      <text:list xml:id="list855455039" text:style-name="L5">
        <text:list-item>
          <text:p text:style-name="P41"><text:span text:style-name="T11">C</text:span><text:span text:style-name="T10">lass variables belongs to a class. A class variable can be accessed anywhere in the class. They start with two &lt; </text:span><text:span text:style-name="T13">@@ </text:span><text:span text:style-name="T10">&gt;.</text:span></text:p>
          <text:list>
            <text:list-item>
              <text:p text:style-name="P42"><text:span text:style-name="T10">ex. </text:span><text:span text:style-name="T15">@@class_variable</text:span></text:p>
            </text:list-item>
          </text:list>
        </text:list-item>
      </text:list>
      <text:p text:style-name="P19"><text:tab/></text:p>
      <text:p text:style-name="P6"><text:span text:style-name="T10"><text:tab/></text:span><text:span text:style-name="T13">Instance Variables</text:span></text:p>
      <text:list xml:id="list3153211185" text:style-name="L6">
        <text:list-item>
          <text:p text:style-name="P45"><text:span text:style-name="T10">Instance variables belong to an instance. They start with &lt; </text:span><text:span text:style-name="T13">@ </text:span><text:span text:style-name="T10">&gt;.</text:span><text:span text:style-name="T14"> These variables can be accessed anywhere within an instance of a class.</text:span></text:p>
          <text:list>
            <text:list-item>
              <text:p text:style-name="P43"><text:span text:style-name="T14">e</text:span><text:span text:style-name="T10">x. </text:span><text:span text:style-name="T15">@instance_variable</text:span></text:p>
            </text:list-item>
          </text:list>
        </text:list-item>
      </text:list>
      <text:p text:style-name="P20"/>
      <text:p text:style-name="P7"><text:span text:style-name="T10"><text:tab/></text:span><text:span text:style-name="T13">Global Variables</text:span></text:p>
      <text:list xml:id="list851910452" text:style-name="L7">
        <text:list-item>
          <text:p text:style-name="P21">Global variables can be defined in two ways.</text:p>
          <text:list>
            <text:list-item>
              <text:p text:style-name="P21">Defining a variable outside of any method or class.</text:p>
            </text:list-item>
            <text:list-item>
              <text:p text:style-name="P44"><text:span text:style-name="T10">Starting a variable with a &lt; </text:span><text:span text:style-name="T13">$ </text:span><text:span text:style-name="T10">&gt;.</text:span></text:p>
              <text:list>
                <text:list-item>
                  <text:p text:style-name="P21">ex. $global_variable</text:p>
                </text:list-item>
              </text:list>
            </text:list-item>
          </text:list>
        </text:list-item>
        <text:list-item>
          <text:p text:style-name="P21"><text:soft-page-break/>Global variables should be avoided as they can be changed from anywhere in your program. Attempt to keep variables' access to as limited as possible.</text:p>
        </text:list-item>
      </text:list>
      <text:p text:style-name="P11"><text:tab/></text:p>
      <text:p text:style-name="P5">Inheritance</text:p>
      <text:list xml:id="list78778783" text:style-name="L8">
        <text:list-item>
          <text:p text:style-name="P22">Inheritance is the process which one class takes on the attributes and methods of another.</text:p>
          <text:list>
            <text:list-item>
              <text:p text:style-name="P47"><text:span text:style-name="T17">ex. A cartoon fox is a cartoon mammal, so a </text:span><text:span text:style-name="T20">C</text:span><text:span text:style-name="T17">artoonFox class could inherit from a CartoonMammal class.</text:span></text:p>
            </text:list-item>
          </text:list>
        </text:list-item>
        <text:list-item>
          <text:p text:style-name="P49"><text:span text:style-name="T16">The syntax for inheritance in Ruby is: </text:span><text:span text:style-name="T25">class DerivedClass &lt; BaseClass</text:span></text:p>
          <text:list>
            <text:list-item>
              <text:p text:style-name="P22">The &lt; can be read as 'inherits from'</text:p>
              <text:p text:style-name="P22"/>
            </text:list-item>
          </text:list>
          <text:p text:style-name="P57">Override</text:p>
          <text:list text:continue-numbering="true">
            <text:list-item>
              <text:p text:style-name="P48"><text:span text:style-name="T18">If a class needs</text:span><text:span text:style-name="T21"> more specificity than what is inherited from the parent class, overriding can be done to replace what is inherited with the class's own specification.</text:span></text:p>
              <text:list>
                <text:list-item>
                  <text:p text:style-name="P50"><text:span text:style-name="T19">ex. </text:span><text:span text:style-name="T24">Toddler derived from class Human will say something different than what Human says.</text:span></text:p>
                </text:list-item>
              </text:list>
            </text:list-item>
            <text:list-item>
              <text:p text:style-name="P51"><text:span text:style-name="T27">Overriding can be reverted if you require the method or attributes from the parent class with the keyword </text:span><text:span text:style-name="T26">super</text:span><text:span text:style-name="T27">. </text:span></text:p>
              <text:list>
                <text:list-item>
                  <text:p text:style-name="P51"><text:span text:style-name="T27">When calling </text:span><text:span text:style-name="T26">super</text:span><text:span text:style-name="T27"> from inside a method, Ruby looks in the superclass of the current class and finds a method with the same name and use that version of the method.</text:span><text:span text:style-name="T28"> </text:span></text:p>
                </text:list-item>
                <text:list-item>
                  <text:p text:style-name="P51"><text:span text:style-name="T30">super</text:span><text:span text:style-name="T24"> </text:span><text:span text:style-name="T27">does not require arguments unless the method that super is acting on requires arguments.</text:span></text:p>
                </text:list-item>
              </text:list>
            </text:list-item>
          </text:list>
        </text:list-item>
        <text:list-item>
          <text:p text:style-name="P52"><text:span text:style-name="T16">In Ruby, any given class can only have one </text:span><text:span text:style-name="T23">superclass</text:span><text:span text:style-name="T16">. However, it is possible to incorporate data from several classes into a single classes through the use of </text:span><text:span text:style-name="T23">mixins</text:span><text:span text:style-name="T16">.</text:span></text:p>
          <text:list>
            <text:list-item>
              <text:p text:style-name="P53"><text:span text:style-name="T31">mixins</text:span><text:span text:style-name="T16"> is when a module is used to mix additonal behavior and information into a class.</text:span></text:p>
            </text:list-item>
            <text:list-item>
              <text:p text:style-name="P54"><text:span text:style-name="T16">By using the </text:span><text:span text:style-name="T29">include</text:span><text:span text:style-name="T16"> keyword within a class, you are able to inherit methods and constants from the module.</text:span></text:p>
            </text:list-item>
          </text:list>
        </text:list-item>
      </text:list>
      <text:p text:style-name="P55"><text:span text:style-name="T16"/></text:p>
      <text:p text:style-name="P55"><text:span text:style-name="T16"><text:tab/></text:span><text:span text:style-name="T22">extend </text:span><text:span text:style-name="T16">Keyword</text:span></text:p>
      <text:list xml:id="list3669615656" text:style-name="L14">
        <text:list-item>
          <text:p text:style-name="P56"><text:span text:style-name="T16">The </text:span><text:span text:style-name="T31">extend</text:span><text:span text:style-name="T16"> keyword mixes a module's methods at the class level. The class itself can use the methods, as opposed to instances of the class.</text:span></text:p>
        </text:list-item>
      </text:list>
      <text:p text:style-name="P23"/>
      <text:p text:style-name="P40">Public and Private Methods</text:p>
      <text:list xml:id="list3921277461" text:style-name="L9">
        <text:list-item>
          <text:p text:style-name="P24">Ruby allows the user to explicitly make <text:span text:style-name="T9">public</text:span> and <text:span text:style-name="T9">private</text:span> methods. </text:p>
          <text:list>
            <text:list-item>
              <text:p text:style-name="P24">Public methods allows for an <text:span text:style-name="T9">Interface</text:span> with the rest of the program.</text:p>
            </text:list-item>
            <text:list-item>
              <text:p text:style-name="P24">Private methods are unreachable by the rest of the program.</text:p>
            </text:list-item>
          </text:list>
        </text:list-item>
        <text:list-item>
          <text:p text:style-name="P24">By default, Ruby's methods are public. However, the <text:span text:style-name="T1">public</text:span> keyword can still be used.</text:p>
          <text:p text:style-name="P24"/>
        </text:list-item>
        <text:list-item>
          <text:p text:style-name="P29">Private <text:span text:style-name="T4">methods are private to the object where they are defined. These methods can only be called from within the object, e.g. cannot be called by an explicit receiver.</text:span></text:p>
          <text:list>
            <text:list-item>
              <text:p text:style-name="P29"><text:span text:style-name="T4">ex. explicit reciever =&gt; object.method | object is the receiver of the method</text:span></text:p>
              <text:p text:style-name="P29"><text:span text:style-name="T4"/></text:p>
            </text:list-item>
          </text:list>
        </text:list-item>
        <text:list-item>
          <text:p text:style-name="P29"><text:span text:style-name="T4">To retrieve the private information, you must create public methods that can access and return data</text:span><text:span text:style-name="T5"> such as:</text:span></text:p>
          <text:list>
            <text:list-item>
              <text:p text:style-name="P30"><text:span text:style-name="T4">ex. </text:span>def name | @name | end</text:p>
            </text:list-item>
          </text:list>
        </text:list-item>
        <text:list-item>
          <text:p text:style-name="P25">Alternatively, in Ruby, there is <text:span text:style-name="T2">attr_reader </text:span><text:span text:style-name="T33">and </text:span><text:span text:style-name="T3">attr_writer </text:span><text:span text:style-name="T33">which accesses/writes on the instance variable.</text:span></text:p>
          <text:list>
            <text:list-item>
              <text:p text:style-name="P37"><text:span text:style-name="T33">attr_accessor</text:span><text:span text:style-name="T7"> can be used to make a variable readable and writeable, which will replace both </text:span><text:span text:style-name="T33">attr_reader </text:span><text:span text:style-name="T7">and </text:span><text:span text:style-name="T33">attr_writer</text:span><text:span text:style-name="T7">.</text:span></text:p>
            </text:list-item>
          </text:list>
        </text:list-item>
      </text:list>
      <text:p text:style-name="P38"><text:soft-page-break/><text:span text:style-name="T7"/></text:p>
      <text:p text:style-name="P46"><text:span text:style-name="T6">Modules</text:span></text:p>
      <text:list xml:id="list1739456029" text:style-name="L11">
        <text:list-item>
          <text:p text:style-name="P31"><text:span text:style-name="T6">A </text:span><text:span text:style-name="T8">module</text:span><text:span text:style-name="T6"> is a toolbox that contains a set of methods and constants. Modules must be pulled in if you want to use them in the program.</text:span></text:p>
          <text:list>
            <text:list-item>
              <text:p text:style-name="P36"><text:span text:style-name="T6">To pull in a specific module, use the </text:span><text:span text:style-name="T33">require</text:span><text:span text:style-name="T6"> keyword followed by the module name.</text:span></text:p>
              <text:list>
                <text:list-item>
                  <text:p text:style-name="P36"><text:span text:style-name="T6">ex. </text:span><text:span text:style-name="T33">require 'date'</text:span></text:p>
                </text:list-item>
              </text:list>
            </text:list-item>
          </text:list>
        </text:list-item>
        <text:list-item>
          <text:p text:style-name="P31"><text:span text:style-name="T6">Modules are very much like classes, however cannot create instances or have subclasses. They can only store things.</text:span></text:p>
        </text:list-item>
      </text:list>
      <text:p text:style-name="P32"><text:span text:style-name="T6"/></text:p>
      <text:p text:style-name="P32"><text:span text:style-name="T6"><text:tab/></text:span><text:span text:style-name="T8">Creating Modules</text:span></text:p>
      <text:list xml:id="list3099767064" text:style-name="L12">
        <text:list-item>
          <text:p text:style-name="P33"><text:span text:style-name="T6">To create a module, use the existing </text:span><text:span text:style-name="T33">module</text:span><text:span text:style-name="T6"> keyword. Module names are written in CapitalizedCamelCase.</text:span></text:p>
        </text:list-item>
        <text:list-item>
          <text:p text:style-name="P33"><text:span text:style-name="T6">Constants are great components for a modules as they will remain the same and can be reused many times.</text:span></text:p>
          <text:list>
            <text:list-item>
              <text:p text:style-name="P33"><text:span text:style-name="T6">Variables should not be included as they may/will vary in value.</text:span></text:p>
            </text:list-item>
          </text:list>
        </text:list-item>
      </text:list>
      <text:p text:style-name="P34"><text:span text:style-name="T6"/></text:p>
      <text:list xml:id="list2345675514" text:style-name="L13">
        <text:list-item>
          <text:p text:style-name="P35"><text:span text:style-name="T6">The purpose of modules is to separate methods and constants into </text:span><text:span text:style-name="T8">named spaces</text:span><text:span text:style-name="T6">. That is, to specify between </text:span><text:span text:style-name="T34">Math::pi </text:span><text:span text:style-name="T6">vs. </text:span><text:span text:style-name="T34">Circle::pi</text:span></text:p>
        </text:list-item>
        <text:list-item>
          <text:p text:style-name="P26"><text:span text:style-name="T33">The double colon </text:span><text:span text:style-name="T3">::</text:span><text:span text:style-name="T33"> is called the scope resolution operator, which tells Ruby where you are looking for a specific piece of cod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11T22:13:08.227737852</dc:date>
    <meta:editing-duration>PT57M27S</meta:editing-duration>
    <meta:editing-cycles>26</meta:editing-cycles>
    <meta:document-statistic meta:table-count="0" meta:image-count="0" meta:object-count="0" meta:page-count="3" meta:paragraph-count="75" meta:word-count="977" meta:character-count="5459" meta:non-whitespace-character-count="4601"/>
  </office:meta>
</office:document-meta>
</file>